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draw:fill-color="#ffd7d7" draw:textarea-horizontal-align="justify" draw:textarea-vertical-align="middle" draw:auto-grow-height="false" fo:min-height="0.199cm" fo:min-width="0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fill-color="#f6f9d4" draw:textarea-horizontal-align="justify" draw:textarea-vertical-align="middle" draw:auto-grow-height="false" fo:min-height="0.199cm" fo:min-width="0cm"/>
    </style:style>
    <style:style style:name="gr27" style:family="graphic" style:parent-style-name="Default_5f_1">
      <style:graphic-properties draw:fill-color="#eeeeee" draw:textarea-horizontal-align="justify" draw:textarea-vertical-align="middle" draw:auto-grow-height="false" fo:min-height="0.199cm" fo:min-width="0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9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0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2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3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4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5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6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39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0.779cm" svg:y="2.905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113cm" svg:y1="4.429cm" svg:x2="14.018cm" svg:y2="8.239cm" draw:start-shape="id25" draw:start-glue-point="8" draw:end-shape="id26" draw:end-glue-point="4" svg:d="M12113 4429c0 2856 1905 951 1905 3810" svg:viewBox="0 0 1906 3811">
          <text:p/>
        </draw:connector>
        <draw:frame draw:style-name="gr20" draw:text-style-name="P5" draw:layer="layout" svg:width="9.345cm" svg:height="0.962cm" svg:x="1.254cm" svg:y="1.381cm">
          <draw:text-box>
            <text:p>Pathway Routes State Diagram</text:p>
          </draw:text-box>
        </draw:frame>
        <draw:connector draw:style-name="gr1" draw:text-style-name="P1" draw:layer="layout" draw:type="curve" draw:line-skew="1.409cm" svg:x1="13.446cm" svg:y1="3.667cm" svg:x2="15.224cm" svg:y2="9.065cm" draw:start-shape="id25" draw:start-glue-point="10" draw:end-shape="id26" draw:end-glue-point="10" svg:d="M13446 3667c5530 0 4641 5398 1778 5398" svg:viewBox="0 0 4046 539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6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5.339cm 0.59cm" svg:x1="11.169cm" svg:y1="3.128cm" svg:x2="11.169cm" svg:y2="4.206cm" draw:start-shape="id25" draw:start-glue-point="5" draw:end-shape="id25" draw:end-glue-point="7" svg:d="M11169 3128c0-1087-6232-725-6232 833s6232 2214 6232 245" svg:viewBox="0 0 6233 2926">
          <text:p/>
        </draw:connector>
        <draw:custom-shape draw:style-name="gr29" draw:text-style-name="P16" draw:layer="layout" svg:width="4.318cm" svg:height="2.667cm" svg:x="15.986cm" svg:y="4.302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4.064cm" svg:height="2.159cm" svg:x="10.779cm" svg:y="5.064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572cm" svg:height="2.667cm" svg:x="4.302cm" svg:y="3.921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3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6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7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8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39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11-16T14:08:30.343011751</dc:date>
    <meta:editing-duration>P3DT22H8M1S</meta:editing-duration>
    <meta:editing-cycles>47</meta:editing-cycles>
    <meta:generator>LibreOffice/6.2.0.3$MacOSX_X86_64 LibreOffice_project/98c6a8a1c6c7b144ce3cc729e34964b47ce25d62</meta:generator>
    <meta:document-statistic meta:object-count="133"/>
  </office:meta>
</office:document-meta>
</file>